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6642in" svg:height="3.1898in" svg:x="8.3957in" svg:y="0.1988in">
            <draw:object draw:notify-on-update-of-ranges="Sheet1.C4:Sheet1.H4 Sheet1.C5:Sheet1.H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5.6315in" svg:height="2.8469in" svg:x="8.4291in" svg:y="3.6783in">
            <draw:object draw:notify-on-update-of-ranges="Sheet1.C10:Sheet1.H10 Sheet1.C11:Sheet1.H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5.6571in" svg:height="3.1819in" svg:x="14.2008in" svg:y="0.2173in">
            <draw:object draw:notify-on-update-of-ranges="Sheet1.C16:Sheet1.H16 Sheet1.C17:Sheet1.H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6.1563in" svg:height="3.1461in" svg:x="14.0937in" svg:y="3.6197in">
            <draw:object draw:notify-on-update-of-ranges="Sheet1.C22:Sheet1.I22 Sheet1.C23:Sheet1.I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0.5724in" svg:y="6.7413in">
            <draw:object draw:notify-on-update-of-ranges="Sheet1.C4:Sheet1.H4 Sheet1.C6:Sheet1.H6 Sheet1.C4:Sheet1.H4 Sheet1.C6:Sheet1.H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7.4118in" svg:y="6.6591in">
            <draw:object draw:notify-on-update-of-ranges="Sheet1.C10:Sheet1.H10 Sheet1.C12:Sheet1.H12 Sheet1.C10:Sheet1.H10 Sheet1.C12:Sheet1.H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0.5488in" svg:y="10.5598in">
            <draw:object draw:notify-on-update-of-ranges="Sheet1.C16:Sheet1.H16 Sheet1.C18:Sheet1.H18 Sheet1.C16:Sheet1.H16 Sheet1.C18:Sheet1.H1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7.3685in" svg:y="10.4965in">
            <draw:object draw:notify-on-update-of-ranges="Sheet1.C22:Sheet1.I22 Sheet1.C24:Sheet1.I24 Sheet1.C22:Sheet1.I22 Sheet1.C24:Sheet1.I2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Cores = 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 =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000000" calcext:value-type="float">
            <text:p>5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int Speedup</text:p>
          </table:table-cell>
          <table:table-cell office:value-type="float" office:value="0.0081169" calcext:value-type="float">
            <text:p>0.0081169</text:p>
          </table:table-cell>
          <table:table-cell office:value-type="float" office:value="0.00798771" calcext:value-type="float">
            <text:p>0.00798771</text:p>
          </table:table-cell>
          <table:table-cell office:value-type="float" office:value="0.00905662" calcext:value-type="float">
            <text:p>0.00905662</text:p>
          </table:table-cell>
          <table:table-cell office:value-type="float" office:value="0.0080702" calcext:value-type="float">
            <text:p>0.0080702</text:p>
          </table:table-cell>
          <table:table-cell office:value-type="float" office:value="0.00787037" calcext:value-type="float">
            <text:p>0.00787037</text:p>
          </table:table-cell>
          <table:table-cell office:value-type="float" office:value="0.00964593" calcext:value-type="float">
            <text:p>0.009645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 Speedup</text:p>
          </table:table-cell>
          <table:table-cell table:style-name="ce1" office:value-type="float" office:value="0.20148252" calcext:value-type="float">
            <text:p>0.20148252</text:p>
          </table:table-cell>
          <table:table-cell office:value-type="float" office:value="0.17892072" calcext:value-type="float">
            <text:p>0.17892072</text:p>
          </table:table-cell>
          <table:table-cell office:value-type="float" office:value="0.17547501" calcext:value-type="float">
            <text:p>0.17547501</text:p>
          </table:table-cell>
          <table:table-cell office:value-type="float" office:value="0.15456448" calcext:value-type="float">
            <text:p>0.15456448</text:p>
          </table:table-cell>
          <table:table-cell office:value-type="float" office:value="0.1611062" calcext:value-type="float">
            <text:p>0.1611062</text:p>
          </table:table-cell>
          <table:table-cell office:value-type="float" office:value="0.17359819" calcext:value-type="float">
            <text:p>0.17359819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Cores = 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 =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000000" calcext:value-type="float">
            <text:p>5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int Speedup</text:p>
          </table:table-cell>
          <table:table-cell office:value-type="float" office:value="0.0190037" calcext:value-type="float">
            <text:p>0.0190037</text:p>
          </table:table-cell>
          <table:table-cell office:value-type="float" office:value="0.01927395" calcext:value-type="float">
            <text:p>0.01927395</text:p>
          </table:table-cell>
          <table:table-cell office:value-type="float" office:value="0.01842" calcext:value-type="float">
            <text:p>0.01842</text:p>
          </table:table-cell>
          <table:table-cell office:value-type="float" office:value="0.01853676" calcext:value-type="float">
            <text:p>0.01853676</text:p>
          </table:table-cell>
          <table:table-cell office:value-type="float" office:value="0.01942154" calcext:value-type="float">
            <text:p>0.01942154</text:p>
          </table:table-cell>
          <table:table-cell office:value-type="float" office:value="0.0181638" calcext:value-type="float">
            <text:p>0.01816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 Speedup</text:p>
          </table:table-cell>
          <table:table-cell table:style-name="ce1" office:value-type="float" office:value="0.14918235" calcext:value-type="float">
            <text:p>0.14918235</text:p>
          </table:table-cell>
          <table:table-cell office:value-type="float" office:value="0.16591395" calcext:value-type="float">
            <text:p>0.16591395</text:p>
          </table:table-cell>
          <table:table-cell office:value-type="float" office:value="0.16412202" calcext:value-type="float">
            <text:p>0.16412202</text:p>
          </table:table-cell>
          <table:table-cell office:value-type="float" office:value="0.17221588" calcext:value-type="float">
            <text:p>0.17221588</text:p>
          </table:table-cell>
          <table:table-cell office:value-type="float" office:value="0.15723908" calcext:value-type="float">
            <text:p>0.15723908</text:p>
          </table:table-cell>
          <table:table-cell office:value-type="float" office:value="0.15271957" calcext:value-type="float">
            <text:p>0.1527195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Cores = 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 =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000000" calcext:value-type="float">
            <text:p>5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int Speedup</text:p>
          </table:table-cell>
          <table:table-cell office:value-type="float" office:value="0.01843384" calcext:value-type="float">
            <text:p>0.01843384</text:p>
          </table:table-cell>
          <table:table-cell office:value-type="float" office:value="0.0195221" calcext:value-type="float">
            <text:p>0.0195221</text:p>
          </table:table-cell>
          <table:table-cell office:value-type="float" office:value="0.01866342" calcext:value-type="float">
            <text:p>0.01866342</text:p>
          </table:table-cell>
          <table:table-cell office:value-type="float" office:value="0.02474132" calcext:value-type="float">
            <text:p>0.02474132</text:p>
          </table:table-cell>
          <table:table-cell office:value-type="float" office:value="0.01854971" calcext:value-type="float">
            <text:p>0.01854971</text:p>
          </table:table-cell>
          <table:table-cell office:value-type="float" office:value="0.01874269" calcext:value-type="float">
            <text:p>0.0187426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 Speedup</text:p>
          </table:table-cell>
          <table:table-cell table:style-name="ce1" office:value-type="float" office:value="0.14210361" calcext:value-type="float">
            <text:p>0.14210361</text:p>
          </table:table-cell>
          <table:table-cell office:value-type="float" office:value="0.10701246" calcext:value-type="float">
            <text:p>0.10701246</text:p>
          </table:table-cell>
          <table:table-cell office:value-type="float" office:value="0.13329365" calcext:value-type="float">
            <text:p>0.13329365</text:p>
          </table:table-cell>
          <table:table-cell office:value-type="float" office:value="0.13237622" calcext:value-type="float">
            <text:p>0.13237622</text:p>
          </table:table-cell>
          <table:table-cell office:value-type="float" office:value="0.12648898" calcext:value-type="float">
            <text:p>0.12648898</text:p>
          </table:table-cell>
          <table:table-cell office:value-type="float" office:value="0.12960188" calcext:value-type="float">
            <text:p>0.12960188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Cores = 24</text:p>
          </table:table-cell>
        </table:table-row>
        <table:table-row table:style-name="ro1">
          <table:table-cell/>
          <table:table-cell office:value-type="string" calcext:value-type="string">
            <text:p>N =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/>
          <table:table-cell office:value-type="string" calcext:value-type="string">
            <text:p>Point Speedup</text:p>
          </table:table-cell>
          <table:table-cell office:value-type="float" office:value="0.01792588" calcext:value-type="float">
            <text:p>0.01792588</text:p>
          </table:table-cell>
          <table:table-cell office:value-type="float" office:value="0.01817265" calcext:value-type="float">
            <text:p>0.01817265</text:p>
          </table:table-cell>
          <table:table-cell office:value-type="float" office:value="0.01836123" calcext:value-type="float">
            <text:p>0.01836123</text:p>
          </table:table-cell>
          <table:table-cell office:value-type="float" office:value="0.01821675" calcext:value-type="float">
            <text:p>0.01821675</text:p>
          </table:table-cell>
          <table:table-cell office:value-type="float" office:value="0.01803977" calcext:value-type="float">
            <text:p>0.01803977</text:p>
          </table:table-cell>
          <table:table-cell office:value-type="float" office:value="0.01396923" calcext:value-type="float">
            <text:p>0.01396923</text:p>
          </table:table-cell>
          <table:table-cell office:value-type="float" office:value="0.01833867" calcext:value-type="float">
            <text:p>0.01833867</text:p>
          </table:table-cell>
        </table:table-row>
        <table:table-row table:style-name="ro1">
          <table:table-cell/>
          <table:table-cell office:value-type="string" calcext:value-type="string">
            <text:p>Comm Speedup</text:p>
          </table:table-cell>
          <table:table-cell table:style-name="ce1" office:value-type="float" office:value="0.11587995" calcext:value-type="float">
            <text:p>0.11587995</text:p>
          </table:table-cell>
          <table:table-cell office:value-type="float" office:value="0.10159812" calcext:value-type="float">
            <text:p>0.10159812</text:p>
          </table:table-cell>
          <table:table-cell office:value-type="float" office:value="0.11250957" calcext:value-type="float">
            <text:p>0.11250957</text:p>
          </table:table-cell>
          <table:table-cell office:value-type="float" office:value="0.1100581" calcext:value-type="float">
            <text:p>0.1100581</text:p>
          </table:table-cell>
          <table:table-cell office:value-type="float" office:value="0.11303806" calcext:value-type="float">
            <text:p>0.11303806</text:p>
          </table:table-cell>
          <table:table-cell office:value-type="float" office:value="0.0575605" calcext:value-type="float">
            <text:p>0.0575605</text:p>
          </table:table-cell>
          <table:table-cell table:style-name="ce1" office:value-type="float" office:value="0.12134591" calcext:value-type="float">
            <text:p>0.1213459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6:56:48.031917538</meta:creation-date>
    <meta:generator>LibreOffice/7.0.4.2$Linux_X86_64 LibreOffice_project/00$Build-2</meta:generator>
    <dc:date>2023-10-27T17:49:13.485294018</dc:date>
    <meta:editing-duration>PT30M49S</meta:editing-duration>
    <meta:editing-cycles>8</meta:editing-cycles>
    <meta:document-statistic meta:table-count="1" meta:cell-count="112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37cm" svg:height="8.083cm" xlink:href=".." xlink:type="simple" chart:class="chart:scatter" chart:style-name="ch1">
        <chart:title svg:x="4.244cm" svg:y="0.297cm" chart:style-name="ch2">
          <text:p>Point Speedup with 18 Cores</text:p>
        </chart:title>
        <chart:plot-area chart:style-name="ch3" table:cell-range-address="Sheet1.C16:Sheet1.H17" svg:x="1.298cm" svg:y="1.237cm" svg:width="12.785cm" svg:height="5.704cm">
          <chart:coordinate-region svg:x="2.396cm" svg:y="1.436cm" svg:width="11.037cm" svg:height="4.858cm"/>
          <chart:axis chart:dimension="x" chart:name="primary-x" chart:style-name="ch4">
            <chart:title svg:x="6.892cm" svg:y="7.102cm" chart:style-name="ch5">
              <text:p>Array Size</text:p>
            </chart:title>
          </chart:axis>
          <chart:axis chart:dimension="y" chart:name="primary-y" chart:style-name="ch6">
            <chart:title svg:x="0.451cm" svg:y="4.808cm" chart:style-name="ch7">
              <text:p>Speedup</text:p>
            </chart:title>
            <chart:grid chart:style-name="ch8" chart:class="major"/>
          </chart:axis>
          <chart:series chart:style-name="ch9" chart:values-cell-range-address="Sheet1.C17:Sheet1.H17" chart:class="chart:scatter">
            <chart:domain table:cell-range-address="Sheet1.C16:Sheet1.H16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500000">
                <text:p>500000</text:p>
                <draw:g>
                  <svg:desc>Sheet1.C16:Sheet1.H16</svg:desc>
                </draw:g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3000000">
                <text:p>3000000</text:p>
              </table:table-cell>
              <table:table-cell office:value-type="float" office:value="4000000">
                <text:p>4000000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0.01843384">
                <text:p>0.01843384</text:p>
                <draw:g>
                  <svg:desc>Sheet1.C17:Sheet1.H17</svg:desc>
                </draw:g>
              </table:table-cell>
              <table:table-cell office:value-type="float" office:value="0.0195221">
                <text:p>0.0195221</text:p>
              </table:table-cell>
              <table:table-cell office:value-type="float" office:value="0.01866342">
                <text:p>0.01866342</text:p>
              </table:table-cell>
              <table:table-cell office:value-type="float" office:value="0.02474132">
                <text:p>0.02474132</text:p>
              </table:table-cell>
              <table:table-cell office:value-type="float" office:value="0.01854971">
                <text:p>0.01854971</text:p>
              </table:table-cell>
              <table:table-cell office:value-type="float" office:value="0.01874269">
                <text:p>0.018742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388cm" svg:height="8.103cm" xlink:href=".." xlink:type="simple" chart:class="chart:scatter" chart:style-name="ch1">
        <chart:title svg:x="4.372cm" svg:y="0.298cm" chart:style-name="ch2">
          <text:p>Point Speedup with 6 Cores</text:p>
        </chart:title>
        <chart:plot-area chart:style-name="ch3" table:cell-range-address="Sheet1.C4:Sheet1.H5" svg:x="1.298cm" svg:y="1.239cm" svg:width="12.803cm" svg:height="5.721cm">
          <chart:coordinate-region svg:x="2.396cm" svg:y="1.438cm" svg:width="11.055cm" svg:height="4.875cm"/>
          <chart:axis chart:dimension="x" chart:name="primary-x" chart:style-name="ch4">
            <chart:title svg:x="6.901cm" svg:y="7.122cm" chart:style-name="ch5">
              <text:p>Array Size</text:p>
            </chart:title>
          </chart:axis>
          <chart:axis chart:dimension="y" chart:name="primary-y" chart:style-name="ch6">
            <chart:title svg:x="0.451cm" svg:y="4.818cm" chart:style-name="ch7">
              <text:p>Speedup</text:p>
            </chart:title>
            <chart:grid chart:style-name="ch8" chart:class="major"/>
          </chart:axis>
          <chart:series chart:style-name="ch9" chart:values-cell-range-address="Sheet1.C5:Sheet1.H5" chart:class="chart:scatter">
            <chart:domain table:cell-range-address="Sheet1.C4:Sheet1.H4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500000">
                <text:p>500000</text:p>
                <draw:g>
                  <svg:desc>Sheet1.C4:Sheet1.H4</svg:desc>
                </draw:g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3000000">
                <text:p>3000000</text:p>
              </table:table-cell>
              <table:table-cell office:value-type="float" office:value="4000000">
                <text:p>4000000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0081169">
                <text:p>0.0081169</text:p>
                <draw:g>
                  <svg:desc>Sheet1.C5:Sheet1.H5</svg:desc>
                </draw:g>
              </table:table-cell>
              <table:table-cell office:value-type="float" office:value="0.00798771">
                <text:p>0.00798771</text:p>
              </table:table-cell>
              <table:table-cell office:value-type="float" office:value="0.00905662">
                <text:p>0.00905662</text:p>
              </table:table-cell>
              <table:table-cell office:value-type="float" office:value="0.0080702">
                <text:p>0.0080702</text:p>
              </table:table-cell>
              <table:table-cell office:value-type="float" office:value="0.00787037">
                <text:p>0.00787037</text:p>
              </table:table-cell>
              <table:table-cell office:value-type="float" office:value="0.00964593">
                <text:p>0.009645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305cm" svg:height="7.232cm" xlink:href=".." xlink:type="simple" chart:class="chart:scatter" chart:style-name="ch1">
        <chart:title svg:x="4.211cm" svg:y="0.28cm" chart:style-name="ch2">
          <text:p>Point Speedup with 12 Cores</text:p>
        </chart:title>
        <chart:plot-area chart:style-name="ch3" table:cell-range-address="Sheet1.C10:Sheet1.H11" svg:x="1.297cm" svg:y="1.203cm" svg:width="12.722cm" svg:height="4.904cm">
          <chart:coordinate-region svg:x="2.58cm" svg:y="1.402cm" svg:width="10.789cm" svg:height="4.058cm"/>
          <chart:axis chart:dimension="x" chart:name="primary-x" chart:style-name="ch4">
            <chart:title svg:x="6.86cm" svg:y="6.251cm" chart:style-name="ch5">
              <text:p>Array Size</text:p>
            </chart:title>
          </chart:axis>
          <chart:axis chart:dimension="y" chart:name="primary-y" chart:style-name="ch6">
            <chart:title svg:x="0.451cm" svg:y="4.374cm" chart:style-name="ch7">
              <text:p>Speedup</text:p>
            </chart:title>
            <chart:grid chart:style-name="ch8" chart:class="major"/>
          </chart:axis>
          <chart:series chart:style-name="ch9" chart:values-cell-range-address="Sheet1.C11:Sheet1.H11" chart:class="chart:scatter">
            <chart:domain table:cell-range-address="Sheet1.C10:Sheet1.H10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500000">
                <text:p>500000</text:p>
                <draw:g>
                  <svg:desc>Sheet1.C10:Sheet1.H10</svg:desc>
                </draw:g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3000000">
                <text:p>3000000</text:p>
              </table:table-cell>
              <table:table-cell office:value-type="float" office:value="4000000">
                <text:p>4000000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.0190037">
                <text:p>0.0190037</text:p>
                <draw:g>
                  <svg:desc>Sheet1.C11:Sheet1.H11</svg:desc>
                </draw:g>
              </table:table-cell>
              <table:table-cell office:value-type="float" office:value="0.01927395">
                <text:p>0.01927395</text:p>
              </table:table-cell>
              <table:table-cell office:value-type="float" office:value="0.01842">
                <text:p>0.01842</text:p>
              </table:table-cell>
              <table:table-cell office:value-type="float" office:value="0.01853676">
                <text:p>0.01853676</text:p>
              </table:table-cell>
              <table:table-cell office:value-type="float" office:value="0.01942154">
                <text:p>0.01942154</text:p>
              </table:table-cell>
              <table:table-cell office:value-type="float" office:value="0.0181638">
                <text:p>0.01816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638cm" svg:height="7.992cm" xlink:href=".." xlink:type="simple" chart:class="chart:scatter" chart:style-name="ch1">
        <chart:title svg:x="4.825cm" svg:y="0.295cm" chart:style-name="ch2">
          <text:p>Point Speedup With 24 Cores</text:p>
        </chart:title>
        <chart:plot-area chart:style-name="ch3" table:cell-range-address="Sheet1.C22:Sheet1.I23" svg:x="1.323cm" svg:y="1.233cm" svg:width="14.003cm" svg:height="5.619cm">
          <chart:coordinate-region svg:x="2.421cm" svg:y="1.432cm" svg:width="12.162cm" svg:height="4.773cm"/>
          <chart:axis chart:dimension="x" chart:name="primary-x" chart:style-name="ch4">
            <chart:title svg:x="7.526cm" svg:y="7.011cm" chart:style-name="ch5">
              <text:p>Array Size</text:p>
            </chart:title>
          </chart:axis>
          <chart:axis chart:dimension="y" chart:name="primary-y" chart:style-name="ch6">
            <chart:title svg:x="0.451cm" svg:y="4.761cm" chart:style-name="ch7">
              <text:p>Speedup</text:p>
            </chart:title>
            <chart:grid chart:style-name="ch8" chart:class="major"/>
          </chart:axis>
          <chart:series chart:style-name="ch9" chart:values-cell-range-address="Sheet1.C23:Sheet1.I23" chart:class="chart:scatter">
            <chart:domain table:cell-range-address="Sheet1.C22:Sheet1.I22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500000">
                <text:p>500000</text:p>
                <draw:g>
                  <svg:desc>Sheet1.C22:Sheet1.I22</svg:desc>
                </draw:g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3000000">
                <text:p>3000000</text:p>
              </table:table-cell>
              <table:table-cell office:value-type="float" office:value="4000000">
                <text:p>4000000</text:p>
              </table:table-cell>
              <table:table-cell office:value-type="float" office:value="5000000">
                <text:p>500000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0.01792588">
                <text:p>0.01792588</text:p>
                <draw:g>
                  <svg:desc>Sheet1.C23:Sheet1.I23</svg:desc>
                </draw:g>
              </table:table-cell>
              <table:table-cell office:value-type="float" office:value="0.01817265">
                <text:p>0.01817265</text:p>
              </table:table-cell>
              <table:table-cell office:value-type="float" office:value="0.01836123">
                <text:p>0.01836123</text:p>
              </table:table-cell>
              <table:table-cell office:value-type="float" office:value="0.01821675">
                <text:p>0.01821675</text:p>
              </table:table-cell>
              <table:table-cell office:value-type="float" office:value="0.01803977">
                <text:p>0.01803977</text:p>
              </table:table-cell>
              <table:table-cell office:value-type="float" office:value="0.01396923">
                <text:p>0.01396923</text:p>
              </table:table-cell>
              <table:table-cell office:value-type="float" office:value="0.01833867">
                <text:p>0.018338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 1" chart:style-name="ch1">
        <chart:title svg:x="5.033cm" svg:y="0.316cm" chart:style-name="ch2">
          <text:p>Comm Speedup with 6 Cores</text:p>
        </chart:title>
        <chart:plot-area chart:style-name="ch3" table:cell-range-address="Sheet1.C4:Sheet1.H4 Sheet1.C6:Sheet1.H6" svg:x="1.331cm" svg:y="1.275cm" svg:width="14.349cm" svg:height="6.564cm">
          <chart:coordinate-region svg:x="2.243cm" svg:y="1.474cm" svg:width="12.787cm" svg:height="5.718cm"/>
          <chart:axis chart:dimension="x" chart:name="primary-x" chart:style-name="ch4">
            <chart:title svg:x="7.707cm" svg:y="8.019cm" chart:style-name="ch5">
              <text:p>Array Size</text:p>
            </chart:title>
          </chart:axis>
          <chart:axis chart:dimension="y" chart:name="primary-y" chart:style-name="ch6">
            <chart:title svg:x="0.451cm" svg:y="5.276cm" chart:style-name="ch7">
              <text:p>Speedup</text:p>
            </chart:title>
            <chart:grid chart:style-name="ch8" chart:class="major"/>
          </chart:axis>
          <chart:series chart:style-name="ch9" chart:values-cell-range-address="Sheet1.C6:Sheet1.H6" chart:class="chart:scatter">
            <chart:domain table:cell-range-address="Sheet1.C4:Sheet1.H4"/>
            <chart:data-point chart:repeated="6"/>
          </chart:series>
          <chart:series chart:style-name="ch10" chart:values-cell-range-address="Sheet1.C6:Sheet1.H6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500000">
                <text:p>500000</text:p>
                <draw:g>
                  <svg:desc>Sheet1.C4:Sheet1.H4</svg:desc>
                </draw:g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3000000">
                <text:p>3000000</text:p>
              </table:table-cell>
              <table:table-cell office:value-type="float" office:value="4000000">
                <text:p>4000000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.20148252">
                <text:p>0.20148252</text:p>
                <draw:g>
                  <svg:desc>Sheet1.C6:Sheet1.H6</svg:desc>
                </draw:g>
              </table:table-cell>
              <table:table-cell office:value-type="float" office:value="0.17892072">
                <text:p>0.17892072</text:p>
              </table:table-cell>
              <table:table-cell office:value-type="float" office:value="0.17547501">
                <text:p>0.17547501</text:p>
              </table:table-cell>
              <table:table-cell office:value-type="float" office:value="0.15456448">
                <text:p>0.15456448</text:p>
              </table:table-cell>
              <table:table-cell office:value-type="float" office:value="0.1611062">
                <text:p>0.1611062</text:p>
              </table:table-cell>
              <table:table-cell office:value-type="float" office:value="0.17359819">
                <text:p>0.17359819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.20148252">
                <text:p>0.20148252</text:p>
                <draw:g>
                  <svg:desc>Sheet1.C6:Sheet1.H6</svg:desc>
                </draw:g>
              </table:table-cell>
              <table:table-cell office:value-type="float" office:value="0.17892072">
                <text:p>0.17892072</text:p>
              </table:table-cell>
              <table:table-cell office:value-type="float" office:value="0.17547501">
                <text:p>0.17547501</text:p>
              </table:table-cell>
              <table:table-cell office:value-type="float" office:value="0.15456448">
                <text:p>0.15456448</text:p>
              </table:table-cell>
              <table:table-cell office:value-type="float" office:value="0.1611062">
                <text:p>0.1611062</text:p>
              </table:table-cell>
              <table:table-cell office:value-type="float" office:value="0.17359819">
                <text:p>0.173598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 1" chart:style-name="ch1">
        <chart:title svg:x="4.914cm" svg:y="0.316cm" chart:style-name="ch2">
          <text:p>Comm Speedup with 12 Cores</text:p>
        </chart:title>
        <chart:plot-area chart:style-name="ch3" table:cell-range-address="Sheet1.C10:Sheet1.H10 Sheet1.C12:Sheet1.H12" svg:x="1.331cm" svg:y="1.275cm" svg:width="14.349cm" svg:height="6.564cm">
          <chart:coordinate-region svg:x="2.429cm" svg:y="1.474cm" svg:width="12.601cm" svg:height="5.718cm"/>
          <chart:axis chart:dimension="x" chart:name="primary-x" chart:style-name="ch4">
            <chart:title svg:x="7.707cm" svg:y="8.019cm" chart:style-name="ch5">
              <text:p>Array Size</text:p>
            </chart:title>
          </chart:axis>
          <chart:axis chart:dimension="y" chart:name="primary-y" chart:style-name="ch6">
            <chart:title svg:x="0.451cm" svg:y="5.276cm" chart:style-name="ch7">
              <text:p>Speedup</text:p>
            </chart:title>
            <chart:grid chart:style-name="ch8" chart:class="major"/>
          </chart:axis>
          <chart:series chart:style-name="ch9" chart:values-cell-range-address="Sheet1.C12:Sheet1.H12" chart:class="chart:scatter">
            <chart:domain table:cell-range-address="Sheet1.C10:Sheet1.H10"/>
            <chart:data-point chart:repeated="6"/>
          </chart:series>
          <chart:series chart:style-name="ch10" chart:values-cell-range-address="Sheet1.C12:Sheet1.H12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500000">
                <text:p>500000</text:p>
                <draw:g>
                  <svg:desc>Sheet1.C10:Sheet1.H10</svg:desc>
                </draw:g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3000000">
                <text:p>3000000</text:p>
              </table:table-cell>
              <table:table-cell office:value-type="float" office:value="4000000">
                <text:p>4000000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0.14918235">
                <text:p>0.14918235</text:p>
                <draw:g>
                  <svg:desc>Sheet1.C12:Sheet1.H12</svg:desc>
                </draw:g>
              </table:table-cell>
              <table:table-cell office:value-type="float" office:value="0.16591395">
                <text:p>0.16591395</text:p>
              </table:table-cell>
              <table:table-cell office:value-type="float" office:value="0.16412202">
                <text:p>0.16412202</text:p>
              </table:table-cell>
              <table:table-cell office:value-type="float" office:value="0.17221588">
                <text:p>0.17221588</text:p>
              </table:table-cell>
              <table:table-cell office:value-type="float" office:value="0.15723908">
                <text:p>0.15723908</text:p>
              </table:table-cell>
              <table:table-cell office:value-type="float" office:value="0.15271957">
                <text:p>0.15271957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0.14918235">
                <text:p>0.14918235</text:p>
                <draw:g>
                  <svg:desc>Sheet1.C12:Sheet1.H12</svg:desc>
                </draw:g>
              </table:table-cell>
              <table:table-cell office:value-type="float" office:value="0.16591395">
                <text:p>0.16591395</text:p>
              </table:table-cell>
              <table:table-cell office:value-type="float" office:value="0.16412202">
                <text:p>0.16412202</text:p>
              </table:table-cell>
              <table:table-cell office:value-type="float" office:value="0.17221588">
                <text:p>0.17221588</text:p>
              </table:table-cell>
              <table:table-cell office:value-type="float" office:value="0.15723908">
                <text:p>0.15723908</text:p>
              </table:table-cell>
              <table:table-cell office:value-type="float" office:value="0.15271957">
                <text:p>0.1527195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 1" chart:style-name="ch1">
        <chart:title svg:x="4.914cm" svg:y="0.316cm" chart:style-name="ch2">
          <text:p>Comm Speedup with 18 Cores</text:p>
        </chart:title>
        <chart:plot-area chart:style-name="ch3" table:cell-range-address="Sheet1.C16:Sheet1.H16 Sheet1.C18:Sheet1.H18" svg:x="1.331cm" svg:y="1.275cm" svg:width="14.349cm" svg:height="6.564cm">
          <chart:coordinate-region svg:x="2.243cm" svg:y="1.474cm" svg:width="12.787cm" svg:height="5.718cm"/>
          <chart:axis chart:dimension="x" chart:name="primary-x" chart:style-name="ch4">
            <chart:title svg:x="7.707cm" svg:y="8.019cm" chart:style-name="ch5">
              <text:p>Array Size</text:p>
            </chart:title>
          </chart:axis>
          <chart:axis chart:dimension="y" chart:name="primary-y" chart:style-name="ch6">
            <chart:title svg:x="0.451cm" svg:y="5.276cm" chart:style-name="ch7">
              <text:p>Speedup</text:p>
            </chart:title>
            <chart:grid chart:style-name="ch8" chart:class="major"/>
          </chart:axis>
          <chart:series chart:style-name="ch9" chart:values-cell-range-address="Sheet1.C18:Sheet1.H18" chart:class="chart:scatter">
            <chart:domain table:cell-range-address="Sheet1.C16:Sheet1.H16"/>
            <chart:data-point chart:repeated="6"/>
          </chart:series>
          <chart:series chart:style-name="ch10" chart:values-cell-range-address="Sheet1.C18:Sheet1.H18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500000">
                <text:p>500000</text:p>
                <draw:g>
                  <svg:desc>Sheet1.C16:Sheet1.H16</svg:desc>
                </draw:g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3000000">
                <text:p>3000000</text:p>
              </table:table-cell>
              <table:table-cell office:value-type="float" office:value="4000000">
                <text:p>4000000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0.14210361">
                <text:p>0.14210361</text:p>
                <draw:g>
                  <svg:desc>Sheet1.C18:Sheet1.H18</svg:desc>
                </draw:g>
              </table:table-cell>
              <table:table-cell office:value-type="float" office:value="0.10701246">
                <text:p>0.10701246</text:p>
              </table:table-cell>
              <table:table-cell office:value-type="float" office:value="0.13329365">
                <text:p>0.13329365</text:p>
              </table:table-cell>
              <table:table-cell office:value-type="float" office:value="0.13237622">
                <text:p>0.13237622</text:p>
              </table:table-cell>
              <table:table-cell office:value-type="float" office:value="0.12648898">
                <text:p>0.12648898</text:p>
              </table:table-cell>
              <table:table-cell office:value-type="float" office:value="0.12960188">
                <text:p>0.12960188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0.14210361">
                <text:p>0.14210361</text:p>
                <draw:g>
                  <svg:desc>Sheet1.C18:Sheet1.H18</svg:desc>
                </draw:g>
              </table:table-cell>
              <table:table-cell office:value-type="float" office:value="0.10701246">
                <text:p>0.10701246</text:p>
              </table:table-cell>
              <table:table-cell office:value-type="float" office:value="0.13329365">
                <text:p>0.13329365</text:p>
              </table:table-cell>
              <table:table-cell office:value-type="float" office:value="0.13237622">
                <text:p>0.13237622</text:p>
              </table:table-cell>
              <table:table-cell office:value-type="float" office:value="0.12648898">
                <text:p>0.12648898</text:p>
              </table:table-cell>
              <table:table-cell office:value-type="float" office:value="0.12960188">
                <text:p>0.1296018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 1" chart:style-name="ch1">
        <chart:title svg:x="4.914cm" svg:y="0.316cm" chart:style-name="ch2">
          <text:p>Comm Speedup with 24 Cores</text:p>
        </chart:title>
        <chart:plot-area chart:style-name="ch3" table:cell-range-address="Sheet1.C22:Sheet1.I22 Sheet1.C24:Sheet1.I24" svg:x="1.331cm" svg:y="1.275cm" svg:width="14.349cm" svg:height="6.564cm">
          <chart:coordinate-region svg:x="2.243cm" svg:y="1.475cm" svg:width="12.694cm" svg:height="5.717cm"/>
          <chart:axis chart:dimension="x" chart:name="primary-x" chart:style-name="ch4">
            <chart:title svg:x="7.707cm" svg:y="8.019cm" chart:style-name="ch5">
              <text:p>Array Size</text:p>
            </chart:title>
          </chart:axis>
          <chart:axis chart:dimension="y" chart:name="primary-y" chart:style-name="ch6">
            <chart:title svg:x="0.451cm" svg:y="5.276cm" chart:style-name="ch7">
              <text:p>Speedup</text:p>
            </chart:title>
            <chart:grid chart:style-name="ch8" chart:class="major"/>
          </chart:axis>
          <chart:series chart:style-name="ch9" chart:values-cell-range-address="Sheet1.C24:Sheet1.I24" chart:class="chart:scatter">
            <chart:domain table:cell-range-address="Sheet1.C22:Sheet1.I22"/>
            <chart:data-point chart:repeated="7"/>
          </chart:series>
          <chart:series chart:style-name="ch10" chart:values-cell-range-address="Sheet1.C24:Sheet1.I24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500000">
                <text:p>500000</text:p>
                <draw:g>
                  <svg:desc>Sheet1.C22:Sheet1.I22</svg:desc>
                </draw:g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3000000">
                <text:p>3000000</text:p>
              </table:table-cell>
              <table:table-cell office:value-type="float" office:value="4000000">
                <text:p>4000000</text:p>
              </table:table-cell>
              <table:table-cell office:value-type="float" office:value="5000000">
                <text:p>500000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.11587995">
                <text:p>0.11587995</text:p>
                <draw:g>
                  <svg:desc>Sheet1.C24:Sheet1.I24</svg:desc>
                </draw:g>
              </table:table-cell>
              <table:table-cell office:value-type="float" office:value="0.10159812">
                <text:p>0.10159812</text:p>
              </table:table-cell>
              <table:table-cell office:value-type="float" office:value="0.11250957">
                <text:p>0.11250957</text:p>
              </table:table-cell>
              <table:table-cell office:value-type="float" office:value="0.1100581">
                <text:p>0.1100581</text:p>
              </table:table-cell>
              <table:table-cell office:value-type="float" office:value="0.11303806">
                <text:p>0.11303806</text:p>
              </table:table-cell>
              <table:table-cell office:value-type="float" office:value="0.0575605">
                <text:p>0.0575605</text:p>
              </table:table-cell>
              <table:table-cell office:value-type="float" office:value="0.12134591">
                <text:p>0.12134591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.11587995">
                <text:p>0.11587995</text:p>
                <draw:g>
                  <svg:desc>Sheet1.C24:Sheet1.I24</svg:desc>
                </draw:g>
              </table:table-cell>
              <table:table-cell office:value-type="float" office:value="0.10159812">
                <text:p>0.10159812</text:p>
              </table:table-cell>
              <table:table-cell office:value-type="float" office:value="0.11250957">
                <text:p>0.11250957</text:p>
              </table:table-cell>
              <table:table-cell office:value-type="float" office:value="0.1100581">
                <text:p>0.1100581</text:p>
              </table:table-cell>
              <table:table-cell office:value-type="float" office:value="0.11303806">
                <text:p>0.11303806</text:p>
              </table:table-cell>
              <table:table-cell office:value-type="float" office:value="0.0575605">
                <text:p>0.0575605</text:p>
              </table:table-cell>
              <table:table-cell office:value-type="float" office:value="0.12134591">
                <text:p>0.1213459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